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2000000785412CFCA6ADF742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02cm" fo:min-width="1.62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dddddd"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svg:stroke-color="#cccccc" draw:fill="none" draw:fill-color="#dddddd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10" style:family="graphic" style:parent-style-name="standard">
      <style:graphic-properties svg:stroke-color="#cccccc" draw:fill="none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none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.9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.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.7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3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9cm" svg:x="8.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5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75cm" svg:height="2.174cm" svg:x="6cm" svg:y="2.926cm">
          <draw:image xlink:href="Pictures/1000000000000062000000785412CFCA6ADF7424.jpg" xlink:type="simple" xlink:show="embed" xlink:actuate="onLoad">
            <text:p/>
          </draw:image>
        </draw:frame>
        <draw:frame draw:style-name="gr4" draw:text-style-name="P3" draw:layer="layout" svg:width="3.571cm" svg:height="0.962cm" svg:x="2cm" svg:y="1.438cm">
          <draw:text-box>
            <text:p>ESTERNO</text:p>
          </draw:text-box>
        </draw:frame>
        <draw:frame draw:style-name="gr4" draw:text-style-name="P3" draw:layer="layout" svg:width="3.36cm" svg:height="0.962cm" svg:x="8.029cm" svg:y="1.438cm">
          <draw:text-box>
            <text:p>INTERNO</text:p>
          </draw:text-box>
        </draw:frame>
        <draw:frame draw:style-name="gr4" draw:text-style-name="P3" draw:layer="layout" svg:width="3.199cm" svg:height="2.384cm" svg:x="13.4cm" svg:y="2.8cm">
          <draw:text-box>
            <text:p>In = 0</text:p>
            <text:p>Out = 0</text:p>
            <text:p>Nuovi = 0</text:p>
          </draw:text-box>
        </draw:frame>
        <draw:custom-shape draw:style-name="gr1" draw:text-style-name="P1" draw:layer="layout" svg:width="3cm" svg:height="2.9cm" svg:x="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0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.8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50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4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5cm" svg:height="0.5cm" svg:x="4.7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9cm" svg:x="8.4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90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8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7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6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75cm" svg:height="2.174cm" svg:x="6.101cm" svg:y="6.926cm">
          <draw:image xlink:href="Pictures/1000000000000062000000785412CFCA6ADF7424.jpg" xlink:type="simple" xlink:show="embed" xlink:actuate="onLoad">
            <text:p/>
          </draw:image>
        </draw:frame>
        <draw:frame draw:style-name="gr4" draw:text-style-name="P3" draw:layer="layout" svg:width="3.199cm" svg:height="2.384cm" svg:x="13.501cm" svg:y="6.8cm">
          <draw:text-box>
            <text:p>In = 1</text:p>
            <text:p>Out = 0</text:p>
            <text:p>Nuovi = 1</text:p>
          </draw:text-box>
        </draw:frame>
        <draw:custom-shape draw:style-name="gr6" draw:text-style-name="P4" xml:id="id2" draw:id="id2" draw:layer="layout" svg:width="0.5cm" svg:height="0.5cm" svg:x="9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128cm" svg:y1="8.227cm" svg:x2="9.65cm" svg:y2="9.2cm" draw:start-shape="id1" draw:start-glue-point="9" draw:end-shape="id2" draw:end-glue-point="8" svg:d="M5128 8227c0 2212 4522 1726 4522 973" svg:viewBox="0 0 4523 1607">
          <text:p/>
        </draw:connector>
        <draw:frame draw:style-name="gr4" draw:text-style-name="P3" draw:layer="layout" svg:width="1.226cm" svg:height="0.962cm" svg:x="0.874cm" svg:y="7.438cm">
          <draw:text-box>
            <text:p>+1</text:p>
          </draw:text-box>
        </draw:frame>
        <draw:custom-shape draw:style-name="gr1" draw:text-style-name="P1" draw:layer="layout" svg:width="3cm" svg:height="2.9cm" svg:x="2.501cm" svg:y="1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001cm" svg:y="11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.801cm" svg:y="1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501cm" svg:y="1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401cm" svg:y="12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0.5cm" svg:height="0.5cm" svg:x="4.701cm" svg:y="1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9cm" svg:x="8.401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901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801cm" svg:y="11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701cm" svg:y="1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001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601cm" svg:y="1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75cm" svg:height="2.174cm" svg:x="6.101cm" svg:y="11.393cm">
          <draw:image xlink:href="Pictures/1000000000000062000000785412CFCA6ADF7424.jpg" xlink:type="simple" xlink:show="embed" xlink:actuate="onLoad">
            <text:p/>
          </draw:image>
        </draw:frame>
        <draw:frame draw:style-name="gr4" draw:text-style-name="P3" draw:layer="layout" svg:width="3.199cm" svg:height="2.384cm" svg:x="13.501cm" svg:y="11.267cm">
          <draw:text-box>
            <text:p>In = 0</text:p>
            <text:p>Out = 1</text:p>
            <text:p>Nuovi = 1</text:p>
          </draw:text-box>
        </draw:frame>
        <draw:custom-shape draw:style-name="gr8" draw:text-style-name="P5" xml:id="id4" draw:id="id4" draw:layer="layout" svg:width="0.5cm" svg:height="0.5cm" svg:x="9.4cm" svg:y="1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5.128cm" svg:y1="12.694cm" svg:x2="9.65cm" svg:y2="13.667cm" draw:start-shape="id3" draw:start-glue-point="9" draw:end-shape="id4" draw:end-glue-point="8" svg:d="M5128 12694c0 2212 4522 1726 4522 973" svg:viewBox="0 0 4523 1607">
          <text:p/>
        </draw:connector>
        <draw:frame draw:style-name="gr4" draw:text-style-name="P3" draw:layer="layout" svg:width="1.065cm" svg:height="0.962cm" svg:x="0.874cm" svg:y="11.905cm">
          <draw:text-box>
            <text:p>-1</text:p>
          </draw:text-box>
        </draw:frame>
        <draw:custom-shape draw:style-name="gr1" draw:text-style-name="P1" draw:layer="layout" svg:width="3cm" svg:height="2.9cm" svg:x="2.601cm" svg:y="1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101cm" svg:y="16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.901cm" svg:y="16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601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3.501cm" svg:y="1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4.801cm" svg:y="16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9cm" svg:x="8.501cm" svg:y="1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5cm" svg:height="0.5cm" svg:x="9.001cm" svg:y="1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9.901cm" svg:y="16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801cm" svg:y="1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101cm" svg:y="17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701cm" svg:y="1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75cm" svg:height="2.174cm" svg:x="6.201cm" svg:y="16.093cm">
          <draw:image xlink:href="Pictures/1000000000000062000000785412CFCA6ADF7424.jpg" xlink:type="simple" xlink:show="embed" xlink:actuate="onLoad">
            <text:p/>
          </draw:image>
        </draw:frame>
        <draw:frame draw:style-name="gr4" draw:text-style-name="P3" draw:layer="layout" svg:width="3.199cm" svg:height="2.384cm" svg:x="13.601cm" svg:y="15.967cm">
          <draw:text-box>
            <text:p>In = 0</text:p>
            <text:p>Out = 2</text:p>
            <text:p>Nuovi = 2</text:p>
          </draw:text-box>
        </draw:frame>
        <draw:custom-shape draw:style-name="gr8" draw:text-style-name="P5" draw:layer="layout" svg:width="0.5cm" svg:height="0.5cm" svg:x="9.5cm" svg:y="1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4.45cm" svg:y1="16.2cm" svg:x2="9.074cm" svg:y2="16.34cm" draw:start-shape="id5" draw:start-glue-point="4" draw:end-shape="id6" draw:end-glue-point="5" svg:d="M4450 16200c0-751 4624-821 4624 140" svg:viewBox="0 0 4625 713">
          <text:p/>
        </draw:connector>
        <draw:frame draw:style-name="gr4" draw:text-style-name="P3" draw:layer="layout" svg:width="1.065cm" svg:height="0.962cm" svg:x="0.974cm" svg:y="16.605cm">
          <draw:text-box>
            <text:p>-1</text:p>
          </draw:text-box>
        </draw:frame>
        <draw:custom-shape draw:style-name="gr6" draw:text-style-name="P4" xml:id="id5" draw:id="id5" draw:layer="layout" svg:width="0.5cm" svg:height="0.5cm" svg:x="4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2:50:29.811587584</meta:creation-date>
    <dc:date>2019-06-28T15:26:47.874230368</dc:date>
    <meta:editing-duration>PT14M2S</meta:editing-duration>
    <meta:editing-cycles>3</meta:editing-cycles>
    <meta:generator>LibreOffice/6.0.7.3$Linux_X86_64 LibreOffice_project/00m0$Build-3</meta:generator>
    <meta:document-statistic meta:object-count="68"/>
  </office:meta>
</office:document-meta>
</file>